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36077544BD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04efa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81cm, 16.72cm, 9.119cm, 1.5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5.076cm" svg:y="0.03cm" svg:width="6.849cm" svg:height="6.421cm" draw:z-index="0"><draw:image xlink:href="Pictures/10000000000004800000036077544B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18:07.656000000</meta:creation-date>
    <dc:date>2015-03-12T08:20:06.796000000</dc:date>
    <meta:editing-duration>PT2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